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Heading_20_3">
      <style:paragraph-properties fo:break-before="page"/>
    </style:style>
    <style:style style:name="P6" style:family="paragraph" style:parent-style-name="Preformatted_20_Text">
      <style:paragraph-properties fo:margin-top="0cm" fo:margin-bottom="0.499cm" style:contextual-spacing="false"/>
    </style:style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>
      <style:paragraph-properties fo:break-before="page"/>
    </style:style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🛠 Estrutura dos contratos</text:h>
      <text:h text:style-name="Heading_20_3" text:outline-level="3"><text:span text:style-name="Strong_20_Emphasis">1. Token principal (ERC‑20)</text:span></text:h>
      <text:list text:style-name="L1">
        <text:list-item>
          <text:p text:style-name="P1">Representa a moeda nativa do jogo.</text:p>
        </text:list-item>
        <text:list-item>
          <text:p text:style-name="P1">Usada para transações internas, recompensas e pagamento de taxas.</text:p>
        </text:list-item>
        <text:list-item>
          <text:p text:style-name="P1">Permissões administrativas restritas à <text:span text:style-name="Strong_20_Emphasis">carteira Owner/Tesouro</text:span> (pendrive).</text:p>
        </text:list-item>
        <text:list-item>
          <text:p text:style-name="P1">Pode incluir funções como <text:span text:style-name="Source_20_Text">mint</text:span> ou <text:span text:style-name="Source_20_Text">burn</text:span> — mas só acionadas pelo owner ou contratos autorizados (ex.: marketplace).</text:p>
        </text:list-item>
      </text:list>
      <text:h text:style-name="Heading_20_3" text:outline-level="3"><text:span text:style-name="Strong_20_Emphasis">2. Itens e ativos do jogo (ERC‑1155)</text:span></text:h>
      <text:list text:style-name="L2">
        <text:list-item>
          <text:p text:style-name="P2">Armazena os NFTs dos sapos, skins, equipamentos etc.</text:p>
        </text:list-item>
        <text:list-item>
          <text:p text:style-name="P2">O padrão ERC‑1155 permite um só contrato para vários tipos de itens (fungíveis e não‑fungíveis), economizando gas.</text:p>
        </text:list-item>
        <text:list-item>
          <text:p text:style-name="P2">Controle de mint/burn também atrelado à <text:span text:style-name="Strong_20_Emphasis">Owner/Tesouro</text:span> ou a um <text:span text:style-name="Strong_20_Emphasis">minter role</text:span> que você conceda a outro contrato (ex.: lógica de crafting no game server).</text:p>
        </text:list-item>
      </text:list>
      <text:h text:style-name="Heading_20_3" text:outline-level="3"><text:span text:style-name="Strong_20_Emphasis">3. Marketplace interno</text:span></text:h>
      <text:list text:style-name="L3">
        <text:list-item>
          <text:p text:style-name="P3">Contrato para compra, venda e troca de ativos (ERC‑20 ↔ ERC‑1155).</text:p>
        </text:list-item>
        <text:list-item>
          <text:p text:style-name="P3">Recebe permissões para transferir tokens e NFTs <text:span text:style-name="Strong_20_Emphasis">apenas durante execuções válidas</text:span> (evita acesso amplo).</text:p>
        </text:list-item>
        <text:list-item>
          <text:p text:style-name="P3">Pode aplicar automaticamente taxa (%), enviando direto para a Owner/Tesouro.</text:p>
        </text:list-item>
        <text:list-item>
          <text:p text:style-name="P3">Importante: não acumular fundos nele — repassa tudo em tempo real para a carteira tesouro.</text:p>
        </text:list-item>
      </text:list>
      <text:h text:style-name="Heading_20_2" text:outline-level="2">🔗 Como eles se conectam</text:h>
      <text:list text:style-name="L4">
        <text:list-item>
          <text:p text:style-name="P4"><text:span text:style-name="Strong_20_Emphasis">Marketplace</text:span> chama funções do ERC‑1155 e ERC‑20 quando ocorrem transações entre jogadores.</text:p>
        </text:list-item>
        <text:list-item>
          <text:p text:style-name="P4"><text:span text:style-name="Strong_20_Emphasis">ERC‑20</text:span> e <text:span text:style-name="Strong_20_Emphasis">ERC‑1155</text:span> reconhecem o marketplace como contrato autorizado para operar, mas sem poderes administrativos globais.</text:p>
        </text:list-item>
        <text:list-item>
          <text:p text:style-name="P4"><text:span text:style-name="Strong_20_Emphasis">Owner/Tesouro</text:span> mantém autoridade suprema: só ela pode trocar owner, mudar taxa, ou fazer upgrades.</text:p>
        </text:list-item>
      </text:list>
      <text:p text:style-name="Standard"/>
      <text:h text:style-name="P5" text:outline-level="3">Contrato 1: token principal ERC-20</text:h>
      <text:p text:style-name="Text_20_body">Abaixo está o contrato do token do jogo, seguro, simples e auditável (base OpenZeppelin). Ele inclui: supply máximo com teto, burn opcional, pausa de transferências (sem travar mint/burn do owner), e suporte a permit (EIP-2612) para aprovações “gasless”. O owner é a sua carteira Tesouro (pendrive).</text:p>
      <text:p text:style-name="Text_20_body">solidity</text:p>
      <text:p text:style-name="Preformatted_20_Text"><text:span text:style-name="Source_20_Text">// SPDX-License-Identifier: MIT</text:span></text:p>
      <text:p text:style-name="Preformatted_20_Text"><text:span text:style-name="Source_20_Text">pragma solidity ^0.8.24;</text:span></text:p>
      <text:p text:style-name="Preformatted_20_Text"/>
      <text:p text:style-name="Preformatted_20_Text"><text:span text:style-name="Source_20_Text">/**</text:span></text:p>
      <text:p text:style-name="Preformatted_20_Text"><text:span text:style-name="Source_20_Text"><text:s/>* @title SapoToken (ERC-20 do Mundo dos Sapos)</text:span></text:p>
      <text:p text:style-name="Preformatted_20_Text"><text:span text:style-name="Source_20_Text"><text:s/>* @notice Token principal do ecossistema. Responsabilidades:</text:span></text:p>
      <text:p text:style-name="Preformatted_20_Text"><text:span text:style-name="Source_20_Text"><text:s/>* <text:s text:c="8"/>- Moeda nativa para taxas, recompensas e compras.</text:span></text:p>
      <text:p text:style-name="Preformatted_20_Text"><text:span text:style-name="Source_20_Text"><text:s/>* <text:s text:c="8"/>- Teto de supply (cap) imutável.</text:span></text:p>
      <text:p text:style-name="Preformatted_20_Text"><text:span text:style-name="Source_20_Text"><text:s/>* <text:s text:c="8"/>- Mint restrito ao owner (carteira Tesouro/Owner).</text:span></text:p>
      <text:p text:style-name="Preformatted_20_Text"><text:span text:style-name="Source_20_Text"><text:s/>* <text:s text:c="8"/>- Burn opcional pelos usuários (queimarem os próprios saldos).</text:span></text:p>
      <text:p text:style-name="Preformatted_20_Text"><text:span text:style-name="Source_20_Text"><text:s/>* <text:s text:c="8"/>- Pausable: pausa bloqueia transferências entre usuários, mas NÃO bloqueia mint/burn administrativos.</text:span></text:p>
      <text:p text:style-name="Preformatted_20_Text"><text:span text:style-name="Source_20_Text"><text:s/>* <text:s text:c="8"/>- Permit (EIP-2612) para aprovar gastos via assinatura (UX melhor e menos fricção).</text:span></text:p>
      <text:p text:style-name="Preformatted_20_Text"><text:span text:style-name="Source_20_Text"><text:s/>*</text:span></text:p>
      <text:p text:style-name="Preformatted_20_Text"><text:span text:style-name="Source_20_Text"><text:s/>* Segurança:</text:span></text:p>
      <text:p text:style-name="Preformatted_20_Text"><text:span text:style-name="Source_20_Text"><text:s/>* <text:s/>- Owner é definido no deploy e deve ser a carteira fria (pendrive).</text:span></text:p>
      <text:p text:style-name="Preformatted_20_Text"><text:span text:style-name="Source_20_Text"><text:s/>* <text:s/>- Funções administrativas: onlyOwner.</text:span></text:p>
      <text:p text:style-name="Preformatted_20_Text"><text:span text:style-name="Source_20_Text"><text:s/>* <text:s/>- Sem fundos “parados” aqui além do necessário (contrato não retém ETH/MATIC por design).</text:span></text:p>
      <text:p text:style-name="Preformatted_20_Text"><text:span text:style-name="Source_20_Text"><text:s/>*/</text:span></text:p>
      <text:p text:style-name="Preformatted_20_Text"/>
      <text:p text:style-name="Preformatted_20_Text"><text:span text:style-name="Source_20_Text">import {ERC20} from "@openzeppelin/contracts/token/ERC20/ERC20.sol";</text:span></text:p>
      <text:p text:style-name="Preformatted_20_Text"><text:span text:style-name="Source_20_Text">import {ERC20Burnable} from "@openzeppelin/contracts/token/ERC20/extensions/ERC20Burnable.sol";</text:span></text:p>
      <text:p text:style-name="Preformatted_20_Text"><text:span text:style-name="Source_20_Text">import {ERC20Capped} from "@openzeppelin/contracts/token/ERC20/extensions/ERC20Capped.sol";</text:span></text:p>
      <text:p text:style-name="Preformatted_20_Text"><text:span text:style-name="Source_20_Text">import {ERC20Permit} from "@openzeppelin/contracts/token/ERC20/extensions/ERC20Permit.sol";</text:span></text:p>
      <text:p text:style-name="Preformatted_20_Text"><text:span text:style-name="Source_20_Text">import {Ownable2Step} from "@openzeppelin/contracts/access/Ownable2Step.sol";</text:span></text:p>
      <text:p text:style-name="Preformatted_20_Text"><text:span text:style-name="Source_20_Text">import {Pausable} from "@openzeppelin/contracts/utils/Pausable.sol";</text:span></text:p>
      <text:p text:style-name="Preformatted_20_Text"/>
      <text:p text:style-name="Preformatted_20_Text"><text:span text:style-name="Source_20_Text">contract SapoToken is</text:span></text:p>
      <text:p text:style-name="Preformatted_20_Text"><text:span text:style-name="Source_20_Text"><text:s text:c="4"/>ERC20,</text:span></text:p>
      <text:p text:style-name="Preformatted_20_Text"><text:span text:style-name="Source_20_Text"><text:s text:c="4"/>ERC20Burnable,</text:span></text:p>
      <text:p text:style-name="Preformatted_20_Text"><text:span text:style-name="Source_20_Text"><text:s text:c="4"/>ERC20Capped,</text:span></text:p>
      <text:p text:style-name="Preformatted_20_Text"><text:span text:style-name="Source_20_Text"><text:s text:c="4"/>ERC20Permit,</text:span></text:p>
      <text:p text:style-name="Preformatted_20_Text"><text:span text:style-name="Source_20_Text"><text:s text:c="4"/>Ownable2Step,</text:span></text:p>
      <text:p text:style-name="Preformatted_20_Text"><text:span text:style-name="Source_20_Text"><text:s text:c="4"/>Pausable</text:span></text:p>
      <text:p text:style-name="Preformatted_20_Text"><text:span text:style-name="Source_20_Text">{</text:span></text:p>
      <text:p text:style-name="Preformatted_20_Text"><text:span text:style-name="Source_20_Text"><text:s text:c="4"/>/// @dev cap é em unidades do token (considerando 18 casas, se usar 18).</text:span></text:p>
      <text:p text:style-name="Preformatted_20_Text"><text:span text:style-name="Source_20_Text"><text:s text:c="4"/>constructor(</text:span></text:p>
      <text:p text:style-name="Preformatted_20_Text"><text:span text:style-name="Source_20_Text"><text:s text:c="8"/>string memory name_,</text:span></text:p>
      <text:p text:style-name="Preformatted_20_Text"><text:span text:style-name="Source_20_Text"><text:s text:c="8"/>string memory symbol_,</text:span></text:p>
      <text:p text:style-name="Preformatted_20_Text"><text:span text:style-name="Source_20_Text"><text:s text:c="8"/>uint256 cap_, <text:s text:c="13"/>// ex.: 1_000_000_000 ether para 1B SAPO com 18 decimais</text:span></text:p>
      <text:p text:style-name="Preformatted_20_Text"><text:span text:style-name="Source_20_Text"><text:s text:c="8"/>uint8 decimals_, <text:s text:c="10"/>// ex.: 18</text:span></text:p>
      <text:p text:style-name="Preformatted_20_Text"><text:span text:style-name="Source_20_Text"><text:s text:c="8"/>address treasuryOwner, <text:s text:c="4"/>// sua carteira Tesouro (pendrive)</text:span></text:p>
      <text:p text:style-name="Preformatted_20_Text"><text:span text:style-name="Source_20_Text"><text:s text:c="8"/>uint256 initialMint <text:s text:c="7"/>// opcional: supply inicial a mintar no deploy (&lt;= cap)</text:span></text:p>
      <text:p text:style-name="Preformatted_20_Text"><text:span text:style-name="Source_20_Text"><text:s text:c="4"/>)</text:span></text:p>
      <text:p text:style-name="Preformatted_20_Text"><text:span text:style-name="Source_20_Text"><text:s text:c="8"/>ERC20(name_, symbol_)</text:span></text:p>
      <text:p text:style-name="Preformatted_20_Text"><text:span text:style-name="Source_20_Text"><text:s text:c="8"/>ERC20Capped(cap_)</text:span></text:p>
      <text:p text:style-name="Preformatted_20_Text"><text:soft-page-break/><text:span text:style-name="Source_20_Text"><text:s text:c="8"/>ERC20Permit(name_)</text:span></text:p>
      <text:p text:style-name="Preformatted_20_Text"><text:span text:style-name="Source_20_Text"><text:s text:c="8"/>Ownable2Step(treasuryOwner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_setDecimals(decimals_);</text:span></text:p>
      <text:p text:style-name="Preformatted_20_Text"><text:span text:style-name="Source_20_Text"><text:s text:c="8"/>if (initialMint &gt; 0) {</text:span></text:p>
      <text:p text:style-name="Preformatted_20_Text"><text:span text:style-name="Source_20_Text"><text:s text:c="12"/>require(initialMint &lt;= cap_, "Initial mint exceeds cap");</text:span></text:p>
      <text:p text:style-name="Preformatted_20_Text"><text:span text:style-name="Source_20_Text"><text:s text:c="12"/>_mint(treasuryOwner, initialMint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**</text:span></text:p>
      <text:p text:style-name="Preformatted_20_Text"><text:span text:style-name="Source_20_Text"><text:s text:c="5"/>* @dev Mint controlado pelo owner (carteira Tesouro).</text:span></text:p>
      <text:p text:style-name="Preformatted_20_Text"><text:span text:style-name="Source_20_Text"><text:s text:c="5"/>*/</text:span></text:p>
      <text:p text:style-name="Preformatted_20_Text"><text:span text:style-name="Source_20_Text"><text:s text:c="4"/>function mint(address to, uint256 amount) external onlyOwner {</text:span></text:p>
      <text:p text:style-name="Preformatted_20_Text"><text:span text:style-name="Source_20_Text"><text:s text:c="8"/>_mint(to, amount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**</text:span></text:p>
      <text:p text:style-name="Preformatted_20_Text"><text:span text:style-name="Source_20_Text"><text:s text:c="5"/>* @dev Pausa/despausa transferências entre usuários (não bloqueia mint/burn).</text:span></text:p>
      <text:p text:style-name="Preformatted_20_Text"><text:span text:style-name="Source_20_Text"><text:s text:c="5"/>*/</text:span></text:p>
      <text:p text:style-name="Preformatted_20_Text"><text:span text:style-name="Source_20_Text"><text:s text:c="4"/>function pause() external onlyOwner {</text:span></text:p>
      <text:p text:style-name="Preformatted_20_Text"><text:span text:style-name="Source_20_Text"><text:s text:c="8"/>_pause(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function unpause() external onlyOwner {</text:span></text:p>
      <text:p text:style-name="Preformatted_20_Text"><text:span text:style-name="Source_20_Text"><text:s text:c="8"/>_unpause(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**</text:span></text:p>
      <text:p text:style-name="Preformatted_20_Text"><text:span text:style-name="Source_20_Text"><text:s text:c="5"/>* @dev OpenZeppelin v5 usa _update como hook central.</text:span></text:p>
      <text:p text:style-name="Preformatted_20_Text"><text:span text:style-name="Source_20_Text"><text:s text:c="5"/>* - Se for transferência entre contas (from != 0 e to != 0), exige que não esteja pausado.</text:span></text:p>
      <text:p text:style-name="Preformatted_20_Text"><text:span text:style-name="Source_20_Text"><text:s text:c="5"/>* - Mint (from == 0) e burn (to == 0) continuam possíveis (admin/usuário) mesmo durante pausa.</text:span></text:p>
      <text:p text:style-name="Preformatted_20_Text"><text:span text:style-name="Source_20_Text"><text:s text:c="5"/>*/</text:span></text:p>
      <text:p text:style-name="Preformatted_20_Text"><text:span text:style-name="Source_20_Text"><text:s text:c="4"/>function _update(address from, address to, uint256 value)</text:span></text:p>
      <text:p text:style-name="Preformatted_20_Text"><text:span text:style-name="Source_20_Text"><text:s text:c="8"/>internal</text:span></text:p>
      <text:p text:style-name="Preformatted_20_Text"><text:span text:style-name="Source_20_Text"><text:s text:c="8"/>override(ERC20, ERC20Capped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if (from != address(0) &amp;&amp; to != address(0)) {</text:span></text:p>
      <text:p text:style-name="Preformatted_20_Text"><text:span text:style-name="Source_20_Text"><text:s text:c="12"/>require(!paused(), "SapoToken: transfers paused")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super._update(from, to, value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**</text:span></text:p>
      <text:p text:style-name="Preformatted_20_Text"><text:span text:style-name="Source_20_Text"><text:s text:c="5"/>* @dev Ajuste de decimais: por padrão ERC20 usa 18. Mantemos configurável no deploy.</text:span></text:p>
      <text:p text:style-name="Preformatted_20_Text"><text:span text:style-name="Source_20_Text"><text:s text:c="5"/>*/</text:span></text:p>
      <text:p text:style-name="Preformatted_20_Text"><text:span text:style-name="Source_20_Text"><text:s text:c="4"/>uint8 private _customDecimals;</text:span></text:p>
      <text:p text:style-name="Preformatted_20_Text"/>
      <text:p text:style-name="Preformatted_20_Text"><text:span text:style-name="Source_20_Text"><text:s text:c="4"/>function decimals() public view override returns (uint8) {</text:span></text:p>
      <text:p text:style-name="Preformatted_20_Text"><text:span text:style-name="Source_20_Text"><text:s text:c="8"/>return _customDecimals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function _setDecimals(uint8 d) internal {</text:span></text:p>
      <text:p text:style-name="Preformatted_20_Text"><text:span text:style-name="Source_20_Text"><text:s text:c="8"/>require(d &lt;= 18, "SapoToken: decimals too large");</text:span></text:p>
      <text:p text:style-name="Preformatted_20_Text"><text:span text:style-name="Source_20_Text"><text:s text:c="8"/>_customDecimals = d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**</text:span></text:p>
      <text:p text:style-name="Preformatted_20_Text"><text:span text:style-name="Source_20_Text"><text:s text:c="5"/>* @dev Explicitamente rejeita recebimento de ETH/MATIC nativos (não usado).</text:span></text:p>
      <text:p text:style-name="Preformatted_20_Text"><text:span text:style-name="Source_20_Text"><text:s text:c="5"/>*/</text:span></text:p>
      <text:p text:style-name="Preformatted_20_Text"><text:soft-page-break/><text:span text:style-name="Source_20_Text"><text:s text:c="4"/>receive() external payable {</text:span></text:p>
      <text:p text:style-name="Preformatted_20_Text"><text:span text:style-name="Source_20_Text"><text:s text:c="8"/>revert("SapoToken: no native funds"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fallback() external payable {</text:span></text:p>
      <text:p text:style-name="Preformatted_20_Text"><text:span text:style-name="Source_20_Text"><text:s text:c="8"/>revert("SapoToken: no native funds");</text:span></text:p>
      <text:p text:style-name="Preformatted_20_Text"><text:span text:style-name="Source_20_Text"><text:s text:c="4"/>}</text:span></text:p>
      <text:p text:style-name="P6"><text:span text:style-name="Source_20_Text">}</text:span></text:p>
      <text:h text:style-name="Heading_20_3" text:outline-level="3">Parâmetros recomendados no deploy</text:h>
      <text:list text:style-name="L5">
        <text:list-item>
          <text:p text:style-name="P7"><text:span text:style-name="Strong_20_Emphasis">Name/Symbol:</text:span> Sapo Token / SAPO</text:p>
        </text:list-item>
        <text:list-item>
          <text:p text:style-name="P7"><text:span text:style-name="Strong_20_Emphasis">Decimals:</text:span> 18</text:p>
        </text:list-item>
        <text:list-item>
          <text:p text:style-name="P7"><text:span text:style-name="Strong_20_Emphasis">Cap (teto):</text:span></text:p>
          <text:list>
            <text:list-item>
              <text:p text:style-name="P7"><text:span text:style-name="Strong_20_Emphasis">Label:</text:span> Exemplo seguro</text:p>
            </text:list-item>
            <text:list-item>
              <text:p text:style-name="P7">1.000.000.000 SAPO (on-chain: 1_000_000_000 ether)</text:p>
            </text:list-item>
          </text:list>
        </text:list-item>
        <text:list-item>
          <text:p text:style-name="P7"><text:span text:style-name="Strong_20_Emphasis">Owner/Tesouro:</text:span></text:p>
          <text:list>
            <text:list-item>
              <text:p text:style-name="P7"><text:span text:style-name="Strong_20_Emphasis">Label:</text:span> Endereço do pendrive (sua cold wallet com Keystore)</text:p>
            </text:list-item>
          </text:list>
        </text:list-item>
        <text:list-item>
          <text:p text:style-name="P7"><text:span text:style-name="Strong_20_Emphasis">InitialMint:</text:span></text:p>
          <text:list>
            <text:list-item>
              <text:p text:style-name="P7"><text:span text:style-name="Strong_20_Emphasis">Label:</text:span> Opcional; se quiser iniciar liquidez/tesouraria, já minta direto para a carteira Tesouro</text:p>
            </text:list-item>
          </text:list>
        </text:list-item>
      </text:list>
      <text:h text:style-name="Heading_20_3" text:outline-level="3">Por que esse desenho é seguro</text:h>
      <text:list text:style-name="L6">
        <text:list-item>
          <text:p text:style-name="P8"><text:span text:style-name="Strong_20_Emphasis">Owner único e offline:</text:span> só sua cold wallet pode mintar, pausar e transferir owner (Ownable2Step reduz erro humano).</text:p>
        </text:list-item>
        <text:list-item>
          <text:p text:style-name="P8"><text:span text:style-name="Strong_20_Emphasis">Cap imutável:</text:span> evita inflação acidental ou abuso futuro.</text:p>
        </text:list-item>
        <text:list-item>
          <text:p text:style-name="P8"><text:span text:style-name="Strong_20_Emphasis">Pausa cirúrgica:</text:span> bloqueia transferências entre usuários em incidentes sem travar operações administrativas.</text:p>
        </text:list-item>
        <text:list-item>
          <text:p text:style-name="P8"><text:span text:style-name="Strong_20_Emphasis">Permit (EIP‑2612):</text:span> melhora UX no marketplace sem precisar de aprovações on-chain pagas pelo jogador.</text:p>
        </text:list-item>
      </text:list>
      <text:h text:style-name="Heading_20_3" text:outline-level="3">Checklist de deploy</text:h>
      <text:list text:style-name="L7">
        <text:list-item>
          <text:p text:style-name="P9"><text:span text:style-name="Strong_20_Emphasis">Compilar</text:span> com OpenZeppelin v5.x.</text:p>
        </text:list-item>
        <text:list-item>
          <text:p text:style-name="P9"><text:span text:style-name="Strong_20_Emphasis">Apontar RPC Polygon</text:span> (mainnet ou testnet) no ambiente de deploy.</text:p>
        </text:list-item>
        <text:list-item>
          <text:p text:style-name="P9"><text:span text:style-name="Strong_20_Emphasis">Conferir parâmetros</text:span>: cap, decimals, owner (Tesouro), initialMint.</text:p>
        </text:list-item>
        <text:list-item>
          <text:p text:style-name="P9"><text:span text:style-name="Strong_20_Emphasis">Assinar com a cold wallet</text:span> (Keystore do pendrive) e registrar o endereço do token no seu GDD.</text:p>
        </text:list-item>
      </text:list>
      <text:h text:style-name="Heading_20_3" text:outline-level="3">Testes essenciais (antes do mainnet)</text:h>
      <text:list text:style-name="L8">
        <text:list-item>
          <text:p text:style-name="P10"><text:span text:style-name="Strong_20_Emphasis">Mint:</text:span></text:p>
          <text:list>
            <text:list-item>
              <text:p text:style-name="P10">Owner consegue mintar; não-owner não consegue.</text:p>
            </text:list-item>
            <text:list-item>
              <text:p text:style-name="P10"><text:soft-page-break/>Mint acima do cap deve falhar.</text:p>
            </text:list-item>
          </text:list>
        </text:list-item>
        <text:list-item>
          <text:p text:style-name="P10"><text:span text:style-name="Strong_20_Emphasis">Burn:</text:span></text:p>
          <text:list>
            <text:list-item>
              <text:p text:style-name="P10">Usuário consegue queimar o próprio saldo.</text:p>
            </text:list-item>
          </text:list>
        </text:list-item>
        <text:list-item>
          <text:p text:style-name="P10"><text:span text:style-name="Strong_20_Emphasis">Pause:</text:span></text:p>
          <text:list>
            <text:list-item>
              <text:p text:style-name="P10">Transferência entre usuários falha quando pausado; mint/burn continuam.</text:p>
            </text:list-item>
          </text:list>
        </text:list-item>
        <text:list-item>
          <text:p text:style-name="P10"><text:span text:style-name="Strong_20_Emphasis">Permit:</text:span></text:p>
          <text:list>
            <text:list-item>
              <text:p text:style-name="P10">Aprovação via assinatura off-chain funciona no marketplace.</text:p>
            </text:list-item>
          </text:list>
        </text:list-item>
        <text:list-item>
          <text:p text:style-name="P10"><text:span text:style-name="Strong_20_Emphasis">Ownable2Step:</text:span></text:p>
          <text:list>
            <text:list-item>
              <text:p text:style-name="P10">Transferência de owner exige aceitar no novo endereço (evita perda acidental).</text:p>
            </text:list-item>
          </text:list>
        </text:list-item>
      </text:list>
      <text:p text:style-name="Text_20_body"/>
      <text:p text:style-name="P11">Aqui está o <text:span text:style-name="Strong_20_Emphasis">Contrato 2</text:span> — o <text:span text:style-name="Strong_20_Emphasis">ERC‑1155</text:span> para os itens e ativos do <text:span text:style-name="Emphasis">Mundo dos Sapos</text:span>, seguindo o mesmo padrão de segurança e governança do Contrato 1, preparado para conversar com o futuro marketplace.</text:p>
      <text:h text:style-name="Heading_20_2" text:outline-level="2"><text:span text:style-name="Strong_20_Emphasis">Contrato 2 – Itens e ativos (ERC‑1155)</text:span></text:h>
      <text:p text:style-name="Text_20_body">solidity</text:p>
      <text:p text:style-name="Preformatted_20_Text"><text:span text:style-name="Source_20_Text">// SPDX-License-Identifier: MIT</text:span></text:p>
      <text:p text:style-name="Preformatted_20_Text"><text:span text:style-name="Source_20_Text">pragma solidity ^0.8.24;</text:span></text:p>
      <text:p text:style-name="Preformatted_20_Text"/>
      <text:p text:style-name="Preformatted_20_Text"><text:span text:style-name="Source_20_Text">/**</text:span></text:p>
      <text:p text:style-name="Preformatted_20_Text"><text:span text:style-name="Source_20_Text"><text:s/>* @title SapoItems (ERC-1155 do Mundo dos Sapos)</text:span></text:p>
      <text:p text:style-name="Preformatted_20_Text"><text:span text:style-name="Source_20_Text"><text:s/>* @notice Armazena todos os itens do jogo (skins, sapos, equipamentos) em um único contrato.</text:span></text:p>
      <text:p text:style-name="Preformatted_20_Text"><text:span text:style-name="Source_20_Text"><text:s/>* <text:s text:c="8"/>- Usa padrão ERC-1155 para suportar tokens fungíveis e não‑fungíveis na mesma base.</text:span></text:p>
      <text:p text:style-name="Preformatted_20_Text"><text:span text:style-name="Source_20_Text"><text:s/>* <text:s text:c="8"/>- Controle total de mint/burn com função de pausar transferências entre jogadores.</text:span></text:p>
      <text:p text:style-name="Preformatted_20_Text"><text:span text:style-name="Source_20_Text"><text:s/>* <text:s text:c="8"/>- Papel de "minter" delegável (ex.: marketplace ou servidor de jogo) sem perder controle administrativo.</text:span></text:p>
      <text:p text:style-name="Preformatted_20_Text"><text:span text:style-name="Source_20_Text"><text:s/>* <text:s text:c="8"/>- Integrado ao modelo de segurança: owner = carteira Tesouro (pendrive).</text:span></text:p>
      <text:p text:style-name="Preformatted_20_Text"><text:span text:style-name="Source_20_Text"><text:s/>*</text:span></text:p>
      <text:p text:style-name="Preformatted_20_Text"><text:span text:style-name="Source_20_Text"><text:s/>* Segurança:</text:span></text:p>
      <text:p text:style-name="Preformatted_20_Text"><text:span text:style-name="Source_20_Text"><text:s/>* <text:s/>- Owner frio controla funções críticas (addMinter, pause, setURI).</text:span></text:p>
      <text:p text:style-name="Preformatted_20_Text"><text:span text:style-name="Source_20_Text"><text:s/>* <text:s/>- Possibilidade de múltiplos endereços com papel de minter para escalabilidade.</text:span></text:p>
      <text:p text:style-name="Preformatted_20_Text"><text:span text:style-name="Source_20_Text"><text:s/>* <text:s/>- Funções sensíveis restritas via onlyOwner.</text:span></text:p>
      <text:p text:style-name="Preformatted_20_Text"><text:span text:style-name="Source_20_Text"><text:s/>*/</text:span></text:p>
      <text:p text:style-name="Preformatted_20_Text"/>
      <text:p text:style-name="Preformatted_20_Text"><text:span text:style-name="Source_20_Text">import {ERC1155} from "@openzeppelin/contracts/token/ERC1155/ERC1155.sol";</text:span></text:p>
      <text:p text:style-name="Preformatted_20_Text"><text:span text:style-name="Source_20_Text">import {Ownable2Step} from "@openzeppelin/contracts/access/Ownable2Step.sol";</text:span></text:p>
      <text:p text:style-name="Preformatted_20_Text"><text:span text:style-name="Source_20_Text">import {Pausable} from "@openzeppelin/contracts/utils/Pausable.sol";</text:span></text:p>
      <text:p text:style-name="Preformatted_20_Text"/>
      <text:p text:style-name="Preformatted_20_Text"><text:span text:style-name="Source_20_Text">contract SapoItems is ERC1155, Ownable2Step, Pausable {</text:span></text:p>
      <text:p text:style-name="Preformatted_20_Text"><text:span text:style-name="Source_20_Text"><text:s text:c="4"/>// Mapeamento de endereços autorizados a mintar</text:span></text:p>
      <text:p text:style-name="Preformatted_20_Text"><text:span text:style-name="Source_20_Text"><text:s text:c="4"/>mapping(address =&gt; bool) public isMinter;</text:span></text:p>
      <text:p text:style-name="Preformatted_20_Text"/>
      <text:p text:style-name="Preformatted_20_Text"><text:span text:style-name="Source_20_Text"><text:s text:c="4"/>// Evento para auditoria de papéis</text:span></text:p>
      <text:p text:style-name="Preformatted_20_Text"><text:span text:style-name="Source_20_Text"><text:s text:c="4"/>event MinterUpdated(address indexed account, bool status);</text:span></text:p>
      <text:p text:style-name="Preformatted_20_Text"/>
      <text:p text:style-name="Preformatted_20_Text"><text:span text:style-name="Source_20_Text"><text:s text:c="4"/>/**</text:span></text:p>
      <text:p text:style-name="Preformatted_20_Text"><text:span text:style-name="Source_20_Text"><text:s text:c="5"/>* @param baseURI_ URI base para os metadados (ex.: IPFS ou servidor próprio)</text:span></text:p>
      <text:p text:style-name="Preformatted_20_Text"><text:span text:style-name="Source_20_Text"><text:s text:c="5"/>* @param treasuryOwner Endereço da carteira Tesouro (cold storage)</text:span></text:p>
      <text:p text:style-name="Preformatted_20_Text"><text:span text:style-name="Source_20_Text"><text:s text:c="5"/>*/</text:span></text:p>
      <text:p text:style-name="Preformatted_20_Text"><text:span text:style-name="Source_20_Text"><text:s text:c="4"/>constructor(string memory baseURI_, address treasuryOwner)</text:span></text:p>
      <text:p text:style-name="Preformatted_20_Text"><text:span text:style-name="Source_20_Text"><text:s text:c="8"/>ERC1155(baseURI_)</text:span></text:p>
      <text:p text:style-name="Preformatted_20_Text"><text:span text:style-name="Source_20_Text"><text:s text:c="8"/>Ownable2Step(treasuryOwner)</text:span></text:p>
      <text:p text:style-name="Preformatted_20_Text"><text:span text:style-name="Source_20_Text"><text:s text:c="4"/>{}</text:span></text:p>
      <text:p text:style-name="Preformatted_20_Text"/>
      <text:p text:style-name="Preformatted_20_Text"><text:span text:style-name="Source_20_Text"><text:s text:c="4"/>// --- Controle de minters ---</text:span></text:p>
      <text:p text:style-name="Preformatted_20_Text"><text:span text:style-name="Source_20_Text"><text:s text:c="4"/>function setMinter(address account, bool status) external onlyOwner {</text:span></text:p>
      <text:p text:style-name="Preformatted_20_Text"><text:span text:style-name="Source_20_Text"><text:s text:c="8"/>isMinter[account] = status;</text:span></text:p>
      <text:p text:style-name="Preformatted_20_Text"><text:span text:style-name="Source_20_Text"><text:s text:c="8"/>emit MinterUpdated(account, status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modifier onlyMinter() {</text:span></text:p>
      <text:p text:style-name="Preformatted_20_Text"><text:span text:style-name="Source_20_Text"><text:s text:c="8"/>require(isMinter[msg.sender], "SapoItems: not minter");</text:span></text:p>
      <text:p text:style-name="Preformatted_20_Text"><text:span text:style-name="Source_20_Text"><text:s text:c="8"/>_;</text:span></text:p>
      <text:p text:style-name="Preformatted_20_Text"><text:span text:style-name="Source_20_Text"><text:s text:c="4"/>}</text:span></text:p>
      <text:p text:style-name="Preformatted_20_Text"><text:soft-page-break/></text:p>
      <text:p text:style-name="Preformatted_20_Text"><text:span text:style-name="Source_20_Text"><text:s text:c="4"/>// --- Mint / Burn ---</text:span></text:p>
      <text:p text:style-name="Preformatted_20_Text"><text:span text:style-name="Source_20_Text"><text:s text:c="4"/>function mint(</text:span></text:p>
      <text:p text:style-name="Preformatted_20_Text"><text:span text:style-name="Source_20_Text"><text:s text:c="8"/>address to,</text:span></text:p>
      <text:p text:style-name="Preformatted_20_Text"><text:span text:style-name="Source_20_Text"><text:s text:c="8"/>uint256 id,</text:span></text:p>
      <text:p text:style-name="Preformatted_20_Text"><text:span text:style-name="Source_20_Text"><text:s text:c="8"/>uint256 amount,</text:span></text:p>
      <text:p text:style-name="Preformatted_20_Text"><text:span text:style-name="Source_20_Text"><text:s text:c="8"/>bytes memory data</text:span></text:p>
      <text:p text:style-name="Preformatted_20_Text"><text:span text:style-name="Source_20_Text"><text:s text:c="4"/>) external onlyMinter {</text:span></text:p>
      <text:p text:style-name="Preformatted_20_Text"><text:span text:style-name="Source_20_Text"><text:s text:c="8"/>_mint(to, id, amount, data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function mintBatch(</text:span></text:p>
      <text:p text:style-name="Preformatted_20_Text"><text:span text:style-name="Source_20_Text"><text:s text:c="8"/>address to,</text:span></text:p>
      <text:p text:style-name="Preformatted_20_Text"><text:span text:style-name="Source_20_Text"><text:s text:c="8"/>uint256[] memory ids,</text:span></text:p>
      <text:p text:style-name="Preformatted_20_Text"><text:span text:style-name="Source_20_Text"><text:s text:c="8"/>uint256[] memory amounts,</text:span></text:p>
      <text:p text:style-name="Preformatted_20_Text"><text:span text:style-name="Source_20_Text"><text:s text:c="8"/>bytes memory data</text:span></text:p>
      <text:p text:style-name="Preformatted_20_Text"><text:span text:style-name="Source_20_Text"><text:s text:c="4"/>) external onlyMinter {</text:span></text:p>
      <text:p text:style-name="Preformatted_20_Text"><text:span text:style-name="Source_20_Text"><text:s text:c="8"/>_mintBatch(to, ids, amounts, data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function burn(</text:span></text:p>
      <text:p text:style-name="Preformatted_20_Text"><text:span text:style-name="Source_20_Text"><text:s text:c="8"/>address from,</text:span></text:p>
      <text:p text:style-name="Preformatted_20_Text"><text:span text:style-name="Source_20_Text"><text:s text:c="8"/>uint256 id,</text:span></text:p>
      <text:p text:style-name="Preformatted_20_Text"><text:span text:style-name="Source_20_Text"><text:s text:c="8"/>uint256 amount</text:span></text:p>
      <text:p text:style-name="Preformatted_20_Text"><text:span text:style-name="Source_20_Text"><text:s text:c="4"/>) external {</text:span></text:p>
      <text:p text:style-name="Preformatted_20_Text"><text:span text:style-name="Source_20_Text"><text:s text:c="8"/>require(</text:span></text:p>
      <text:p text:style-name="Preformatted_20_Text"><text:span text:style-name="Source_20_Text"><text:s text:c="12"/>from == msg.sender || isApprovedForAll(from, msg.sender),</text:span></text:p>
      <text:p text:style-name="Preformatted_20_Text"><text:span text:style-name="Source_20_Text"><text:s text:c="12"/>"SapoItems: not owner nor approved"</text:span></text:p>
      <text:p text:style-name="Preformatted_20_Text"><text:span text:style-name="Source_20_Text"><text:s text:c="8"/>);</text:span></text:p>
      <text:p text:style-name="Preformatted_20_Text"><text:span text:style-name="Source_20_Text"><text:s text:c="8"/>_burn(from, id, amount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function burnBatch(</text:span></text:p>
      <text:p text:style-name="Preformatted_20_Text"><text:span text:style-name="Source_20_Text"><text:s text:c="8"/>address from,</text:span></text:p>
      <text:p text:style-name="Preformatted_20_Text"><text:span text:style-name="Source_20_Text"><text:s text:c="8"/>uint256[] memory ids,</text:span></text:p>
      <text:p text:style-name="Preformatted_20_Text"><text:span text:style-name="Source_20_Text"><text:s text:c="8"/>uint256[] memory amounts</text:span></text:p>
      <text:p text:style-name="Preformatted_20_Text"><text:span text:style-name="Source_20_Text"><text:s text:c="4"/>) external {</text:span></text:p>
      <text:p text:style-name="Preformatted_20_Text"><text:span text:style-name="Source_20_Text"><text:s text:c="8"/>require(</text:span></text:p>
      <text:p text:style-name="Preformatted_20_Text"><text:span text:style-name="Source_20_Text"><text:s text:c="12"/>from == msg.sender || isApprovedForAll(from, msg.sender),</text:span></text:p>
      <text:p text:style-name="Preformatted_20_Text"><text:span text:style-name="Source_20_Text"><text:s text:c="12"/>"SapoItems: not owner nor approved"</text:span></text:p>
      <text:p text:style-name="Preformatted_20_Text"><text:span text:style-name="Source_20_Text"><text:s text:c="8"/>);</text:span></text:p>
      <text:p text:style-name="Preformatted_20_Text"><text:span text:style-name="Source_20_Text"><text:s text:c="8"/>_burnBatch(from, ids, amounts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--- Pausable ---</text:span></text:p>
      <text:p text:style-name="Preformatted_20_Text"><text:span text:style-name="Source_20_Text"><text:s text:c="4"/>function pause() external onlyOwner {</text:span></text:p>
      <text:p text:style-name="Preformatted_20_Text"><text:span text:style-name="Source_20_Text"><text:s text:c="8"/>_pause(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function unpause() external onlyOwner {</text:span></text:p>
      <text:p text:style-name="Preformatted_20_Text"><text:span text:style-name="Source_20_Text"><text:s text:c="8"/>_unpause(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--- Hooks ---</text:span></text:p>
      <text:p text:style-name="Preformatted_20_Text"><text:span text:style-name="Source_20_Text"><text:s text:c="4"/>function _beforeTokenTransfer(</text:span></text:p>
      <text:p text:style-name="Preformatted_20_Text"><text:span text:style-name="Source_20_Text"><text:s text:c="8"/>address operator,</text:span></text:p>
      <text:p text:style-name="Preformatted_20_Text"><text:span text:style-name="Source_20_Text"><text:s text:c="8"/>address from,</text:span></text:p>
      <text:p text:style-name="Preformatted_20_Text"><text:span text:style-name="Source_20_Text"><text:s text:c="8"/>address to,</text:span></text:p>
      <text:p text:style-name="Preformatted_20_Text"><text:span text:style-name="Source_20_Text"><text:s text:c="8"/>uint256[] memory ids,</text:span></text:p>
      <text:p text:style-name="Preformatted_20_Text"><text:span text:style-name="Source_20_Text"><text:s text:c="8"/>uint256[] memory amounts,</text:span></text:p>
      <text:p text:style-name="Preformatted_20_Text"><text:span text:style-name="Source_20_Text"><text:s text:c="8"/>bytes memory data</text:span></text:p>
      <text:p text:style-name="Preformatted_20_Text"><text:span text:style-name="Source_20_Text"><text:s text:c="4"/>) internal override {</text:span></text:p>
      <text:p text:style-name="Preformatted_20_Text"><text:span text:style-name="Source_20_Text"><text:s text:c="8"/>if (from != address(0) &amp;&amp; to != address(0)) {</text:span></text:p>
      <text:p text:style-name="Preformatted_20_Text"><text:span text:style-name="Source_20_Text"><text:s text:c="12"/>require(!paused(), "SapoItems: transfers paused");</text:span></text:p>
      <text:p text:style-name="Preformatted_20_Text"><text:soft-page-break/><text:span text:style-name="Source_20_Text"><text:s text:c="8"/>}</text:span></text:p>
      <text:p text:style-name="Preformatted_20_Text"><text:span text:style-name="Source_20_Text"><text:s text:c="8"/>super._beforeTokenTransfer(operator, from, to, ids, amounts, data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--- Metadados ---</text:span></text:p>
      <text:p text:style-name="Preformatted_20_Text"><text:span text:style-name="Source_20_Text"><text:s text:c="4"/>function setURI(string memory newuri) external onlyOwner {</text:span></text:p>
      <text:p text:style-name="Preformatted_20_Text"><text:span text:style-name="Source_20_Text"><text:s text:c="8"/>_setURI(newuri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**</text:span></text:p>
      <text:p text:style-name="Preformatted_20_Text"><text:span text:style-name="Source_20_Text"><text:s text:c="5"/>* @dev Rejeita envio de ETH/MATIC direto ao contrato</text:span></text:p>
      <text:p text:style-name="Preformatted_20_Text"><text:span text:style-name="Source_20_Text"><text:s text:c="5"/>*/</text:span></text:p>
      <text:p text:style-name="Preformatted_20_Text"><text:span text:style-name="Source_20_Text"><text:s text:c="4"/>receive() external payable {</text:span></text:p>
      <text:p text:style-name="Preformatted_20_Text"><text:span text:style-name="Source_20_Text"><text:s text:c="8"/>revert("SapoItems: no native funds"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fallback() external payable {</text:span></text:p>
      <text:p text:style-name="Preformatted_20_Text"><text:span text:style-name="Source_20_Text"><text:s text:c="8"/>revert("SapoItems: no native funds");</text:span></text:p>
      <text:p text:style-name="Preformatted_20_Text"><text:span text:style-name="Source_20_Text"><text:s text:c="4"/>}</text:span></text:p>
      <text:p text:style-name="P6"><text:span text:style-name="Source_20_Text">}</text:span></text:p>
      <text:h text:style-name="Heading_20_3" text:outline-level="3"><text:span text:style-name="Strong_20_Emphasis">Características-chave</text:span></text:h>
      <text:list text:style-name="L9">
        <text:list-item>
          <text:p text:style-name="P12"><text:span text:style-name="Strong_20_Emphasis">Multitoken</text:span>: suporta todos os itens do jogo em IDs diferentes, sejam fungíveis (moedas internas especiais) ou NFTs (skins únicas).</text:p>
        </text:list-item>
        <text:list-item>
          <text:p text:style-name="P12"><text:span text:style-name="Strong_20_Emphasis">Sistema de minters delegáveis</text:span>:</text:p>
          <text:list>
            <text:list-item>
              <text:p text:style-name="P12">Owner (carteira fria) pode nomear/remover endereços minters.</text:p>
            </text:list-item>
            <text:list-item>
              <text:p text:style-name="P12">Marketplace ou backend podem mintar novos itens sem acesso total ao contrato.</text:p>
            </text:list-item>
          </text:list>
        </text:list-item>
        <text:list-item>
          <text:p text:style-name="P12"><text:span text:style-name="Strong_20_Emphasis">Pausa seletiva</text:span>: bloqueia transferências entre jogadores sem travar mint/burn.</text:p>
        </text:list-item>
        <text:list-item>
          <text:p text:style-name="P12"><text:span text:style-name="Strong_20_Emphasis">URI ajustável pelo Owner</text:span> para atualizar metadados no futuro (ex.: mover de IPFS para servidor próprio).</text:p>
        </text:list-item>
        <text:list-item>
          <text:p text:style-name="P12"><text:span text:style-name="Strong_20_Emphasis">Sem fundos nativos</text:span>: evita travar MATIC/ETH acidentalmente no contrato.</text:p>
        </text:list-item>
      </text:list>
      <text:h text:style-name="Heading_20_3" text:outline-level="3"><text:span text:style-name="Strong_20_Emphasis">Integração futura com o Marketplace</text:span></text:h>
      <text:list text:style-name="L10">
        <text:list-item>
          <text:p text:style-name="P13">Marketplace receberá papel de minter para criar itens vendidos ou distribuídos.</text:p>
        </text:list-item>
        <text:list-item>
          <text:p text:style-name="P13">Funções <text:span text:style-name="Source_20_Text">burn</text:span> permitem mecânicas de crafting, upgrade e destruição de itens.</text:p>
        </text:list-item>
      </text:list>
      <text:p text:style-name="Standard"/>
      <text:p text:style-name="P11">vamos fechar o trio com o <text:span text:style-name="Strong_20_Emphasis">Contrato 3</text:span>, o <text:span text:style-name="Strong_20_Emphasis">Marketplace interno</text:span> que integra o <text:span text:style-name="Strong_20_Emphasis">Token SAPO (ERC‑20)</text:span> e os <text:span text:style-name="Strong_20_Emphasis">Itens (ERC‑1155)</text:span>, mantendo segurança e governança centralizada na carteira Tesouro.</text:p>
      <text:h text:style-name="Heading_20_2" text:outline-level="2"><text:span text:style-name="Strong_20_Emphasis">Contrato 3 – Marketplace</text:span></text:h>
      <text:p text:style-name="Text_20_body">solidity</text:p>
      <text:p text:style-name="Preformatted_20_Text"><text:span text:style-name="Source_20_Text">// SPDX-License-Identifier: MIT</text:span></text:p>
      <text:p text:style-name="Preformatted_20_Text"><text:span text:style-name="Source_20_Text">pragma solidity ^0.8.24;</text:span></text:p>
      <text:p text:style-name="Preformatted_20_Text"/>
      <text:p text:style-name="Preformatted_20_Text"><text:span text:style-name="Source_20_Text">/**</text:span></text:p>
      <text:p text:style-name="Preformatted_20_Text"><text:span text:style-name="Source_20_Text"><text:s/>* @title SapoMarketplace</text:span></text:p>
      <text:p text:style-name="Preformatted_20_Text"><text:span text:style-name="Source_20_Text"><text:s/>* @notice Marketplace oficial do Mundo dos Sapos.</text:span></text:p>
      <text:p text:style-name="Preformatted_20_Text"><text:span text:style-name="Source_20_Text"><text:s/>* <text:s text:c="8"/>- Compra e venda de itens ERC-1155 usando o token SAPO (ERC-20).</text:span></text:p>
      <text:p text:style-name="Preformatted_20_Text"><text:span text:style-name="Source_20_Text"><text:s/>* <text:s text:c="8"/>- Taxa automática enviada à carteira Tesouro.</text:span></text:p>
      <text:p text:style-name="Preformatted_20_Text"><text:span text:style-name="Source_20_Text"><text:s/>* <text:s text:c="8"/>- Funções pausáveis em emergências.</text:span></text:p>
      <text:p text:style-name="Preformatted_20_Text"><text:span text:style-name="Source_20_Text"><text:s/>* <text:s text:c="8"/>- Sem retenção permanente de fundos: cada venda liquida imediatamente.</text:span></text:p>
      <text:p text:style-name="Preformatted_20_Text"><text:span text:style-name="Source_20_Text"><text:s/>*</text:span></text:p>
      <text:p text:style-name="Preformatted_20_Text"><text:span text:style-name="Source_20_Text"><text:s/>* Segurança:</text:span></text:p>
      <text:p text:style-name="Preformatted_20_Text"><text:span text:style-name="Source_20_Text"><text:s/>* <text:s/>- Owner = carteira Tesouro (pendrive) controla taxa, pausa e roles.</text:span></text:p>
      <text:p text:style-name="Preformatted_20_Text"><text:span text:style-name="Source_20_Text"><text:s/>* <text:s/>- Nenhum saldo relevante fica preso no contrato.</text:span></text:p>
      <text:p text:style-name="Preformatted_20_Text"><text:span text:style-name="Source_20_Text"><text:s/>* <text:s/>- Escrow de venda é simples: transferência direta via `safeTransferFrom`.</text:span></text:p>
      <text:p text:style-name="Preformatted_20_Text"><text:span text:style-name="Source_20_Text"><text:s/>*/</text:span></text:p>
      <text:p text:style-name="Preformatted_20_Text"/>
      <text:p text:style-name="Preformatted_20_Text"><text:span text:style-name="Source_20_Text">import {IERC20} from "@openzeppelin/contracts/token/ERC20/IERC20.sol";</text:span></text:p>
      <text:p text:style-name="Preformatted_20_Text"><text:span text:style-name="Source_20_Text">import {IERC1155} from "@openzeppelin/contracts/token/ERC1155/IERC1155.sol";</text:span></text:p>
      <text:p text:style-name="Preformatted_20_Text"><text:span text:style-name="Source_20_Text">import {Ownable2Step} from "@openzeppelin/contracts/access/Ownable2Step.sol";</text:span></text:p>
      <text:p text:style-name="Preformatted_20_Text"><text:span text:style-name="Source_20_Text">import {Pausable} from "@openzeppelin/contracts/utils/Pausable.sol";</text:span></text:p>
      <text:p text:style-name="Preformatted_20_Text"><text:span text:style-name="Source_20_Text">import {ReentrancyGuard} from "@openzeppelin/contracts/utils/ReentrancyGuard.sol";</text:span></text:p>
      <text:p text:style-name="Preformatted_20_Text"/>
      <text:p text:style-name="Preformatted_20_Text"><text:span text:style-name="Source_20_Text">contract SapoMarketplace is Ownable2Step, Pausable, ReentrancyGuard {</text:span></text:p>
      <text:p text:style-name="Preformatted_20_Text"><text:span text:style-name="Source_20_Text"><text:s text:c="4"/>IERC20 public immutable sapoToken;</text:span></text:p>
      <text:p text:style-name="Preformatted_20_Text"><text:span text:style-name="Source_20_Text"><text:s text:c="4"/>IERC1155 public immutable sapoItems;</text:span></text:p>
      <text:p text:style-name="Preformatted_20_Text"/>
      <text:p text:style-name="Preformatted_20_Text"><text:span text:style-name="Source_20_Text"><text:s text:c="4"/>uint96 public feeBasisPoints; // Taxa em bps (ex.: 250 = 2,5%)</text:span></text:p>
      <text:p text:style-name="Preformatted_20_Text"><text:span text:style-name="Source_20_Text"><text:s text:c="4"/>address public treasury;</text:span></text:p>
      <text:p text:style-name="Preformatted_20_Text"/>
      <text:p text:style-name="Preformatted_20_Text"><text:span text:style-name="Source_20_Text"><text:s text:c="4"/>struct Listing {</text:span></text:p>
      <text:p text:style-name="Preformatted_20_Text"><text:span text:style-name="Source_20_Text"><text:s text:c="8"/>address seller;</text:span></text:p>
      <text:p text:style-name="Preformatted_20_Text"><text:span text:style-name="Source_20_Text"><text:s text:c="8"/>uint256 price; <text:s text:c="3"/>// preço total em SAPO (sem a taxa)</text:span></text:p>
      <text:p text:style-name="Preformatted_20_Text"><text:span text:style-name="Source_20_Text"><text:s text:c="8"/>uint256 amount; <text:s text:c="2"/>// quantidade de unidades do item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mapeamento: itemId =&gt; idListagem =&gt; Listing</text:span></text:p>
      <text:p text:style-name="Preformatted_20_Text"><text:span text:style-name="Source_20_Text"><text:s text:c="4"/>mapping(uint256 =&gt; mapping(uint256 =&gt; Listing)) public listings;</text:span></text:p>
      <text:p text:style-name="Preformatted_20_Text"><text:span text:style-name="Source_20_Text"><text:s text:c="4"/>mapping(uint256 =&gt; uint256) public listingCounter; // contador por itemId</text:span></text:p>
      <text:p text:style-name="Preformatted_20_Text"/>
      <text:p text:style-name="Preformatted_20_Text"><text:span text:style-name="Source_20_Text"><text:s text:c="4"/>event Listed(uint256 indexed itemId, uint256 indexed listingId, address seller, uint256 price, uint256 amount);</text:span></text:p>
      <text:p text:style-name="Preformatted_20_Text"><text:span text:style-name="Source_20_Text"><text:s text:c="4"/>event Purchased(uint256 indexed itemId, uint256 indexed listingId, address buyer, uint256 totalPaid, uint256 fee);</text:span></text:p>
      <text:p text:style-name="Preformatted_20_Text"><text:span text:style-name="Source_20_Text"><text:s text:c="4"/>event FeeUpdated(uint96 newFeeBps);</text:span></text:p>
      <text:p text:style-name="Preformatted_20_Text"><text:span text:style-name="Source_20_Text"><text:s text:c="4"/>event TreasuryUpdated(address newTreasury);</text:span></text:p>
      <text:p text:style-name="Preformatted_20_Text"/>
      <text:p text:style-name="Preformatted_20_Text"><text:span text:style-name="Source_20_Text"><text:s text:c="4"/>constructor(</text:span></text:p>
      <text:p text:style-name="Preformatted_20_Text"><text:span text:style-name="Source_20_Text"><text:s text:c="8"/>address sapoToken_,</text:span></text:p>
      <text:p text:style-name="Preformatted_20_Text"><text:span text:style-name="Source_20_Text"><text:s text:c="8"/>address sapoItems_,</text:span></text:p>
      <text:p text:style-name="Preformatted_20_Text"><text:span text:style-name="Source_20_Text"><text:s text:c="8"/>address treasuryOwner_,</text:span></text:p>
      <text:p text:style-name="Preformatted_20_Text"><text:span text:style-name="Source_20_Text"><text:s text:c="8"/>uint96 feeBps_</text:span></text:p>
      <text:p text:style-name="Preformatted_20_Text"><text:soft-page-break/><text:span text:style-name="Source_20_Text"><text:s text:c="4"/>) Ownable2Step(treasuryOwner_) {</text:span></text:p>
      <text:p text:style-name="Preformatted_20_Text"><text:span text:style-name="Source_20_Text"><text:s text:c="8"/>require(feeBps_ &lt;= 1_000, "Fee too high"); // máx. 10%</text:span></text:p>
      <text:p text:style-name="Preformatted_20_Text"><text:span text:style-name="Source_20_Text"><text:s text:c="8"/>sapoToken = IERC20(sapoToken_);</text:span></text:p>
      <text:p text:style-name="Preformatted_20_Text"><text:span text:style-name="Source_20_Text"><text:s text:c="8"/>sapoItems = IERC1155(sapoItems_);</text:span></text:p>
      <text:p text:style-name="Preformatted_20_Text"><text:span text:style-name="Source_20_Text"><text:s text:c="8"/>treasury = treasuryOwner_;</text:span></text:p>
      <text:p text:style-name="Preformatted_20_Text"><text:span text:style-name="Source_20_Text"><text:s text:c="8"/>feeBasisPoints = feeBps_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--- Administração ---</text:span></text:p>
      <text:p text:style-name="Preformatted_20_Text"><text:span text:style-name="Source_20_Text"><text:s text:c="4"/>function setFee(uint96 newFeeBps) external onlyOwner {</text:span></text:p>
      <text:p text:style-name="Preformatted_20_Text"><text:span text:style-name="Source_20_Text"><text:s text:c="8"/>require(newFeeBps &lt;= 1_000, "Fee too high");</text:span></text:p>
      <text:p text:style-name="Preformatted_20_Text"><text:span text:style-name="Source_20_Text"><text:s text:c="8"/>feeBasisPoints = newFeeBps;</text:span></text:p>
      <text:p text:style-name="Preformatted_20_Text"><text:span text:style-name="Source_20_Text"><text:s text:c="8"/>emit FeeUpdated(newFeeBps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function setTreasury(address newTreasury) external onlyOwner {</text:span></text:p>
      <text:p text:style-name="Preformatted_20_Text"><text:span text:style-name="Source_20_Text"><text:s text:c="8"/>require(newTreasury != address(0), "Invalid address");</text:span></text:p>
      <text:p text:style-name="Preformatted_20_Text"><text:span text:style-name="Source_20_Text"><text:s text:c="8"/>treasury = newTreasury;</text:span></text:p>
      <text:p text:style-name="Preformatted_20_Text"><text:span text:style-name="Source_20_Text"><text:s text:c="8"/>emit TreasuryUpdated(newTreasury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function pause() external onlyOwner { _pause(); }</text:span></text:p>
      <text:p text:style-name="Preformatted_20_Text"><text:span text:style-name="Source_20_Text"><text:s text:c="4"/>function unpause() external onlyOwner { _unpause(); }</text:span></text:p>
      <text:p text:style-name="Preformatted_20_Text"/>
      <text:p text:style-name="Preformatted_20_Text"><text:span text:style-name="Source_20_Text"><text:s text:c="4"/>// --- Listagem ---</text:span></text:p>
      <text:p text:style-name="Preformatted_20_Text"><text:span text:style-name="Source_20_Text"><text:s text:c="4"/>function listItem(uint256 itemId, uint256 price, uint256 amount) external whenNotPaused {</text:span></text:p>
      <text:p text:style-name="Preformatted_20_Text"><text:span text:style-name="Source_20_Text"><text:s text:c="8"/>require(amount &gt; 0, "Amount must be &gt; 0");</text:span></text:p>
      <text:p text:style-name="Preformatted_20_Text"><text:span text:style-name="Source_20_Text"><text:s text:c="8"/>require(price &gt; 0, "Price must be &gt; 0");</text:span></text:p>
      <text:p text:style-name="Preformatted_20_Text"/>
      <text:p text:style-name="Preformatted_20_Text"><text:span text:style-name="Source_20_Text"><text:s text:c="8"/>// Transferência do item para o marketplace como escrow</text:span></text:p>
      <text:p text:style-name="Preformatted_20_Text"><text:span text:style-name="Source_20_Text"><text:s text:c="8"/>sapoItems.safeTransferFrom(msg.sender, address(this), itemId, amount, "");</text:span></text:p>
      <text:p text:style-name="Preformatted_20_Text"/>
      <text:p text:style-name="Preformatted_20_Text"><text:span text:style-name="Source_20_Text"><text:s text:c="8"/>uint256 listingId = ++listingCounter[itemId];</text:span></text:p>
      <text:p text:style-name="Preformatted_20_Text"><text:span text:style-name="Source_20_Text"><text:s text:c="8"/>listings[itemId][listingId] = Listing({</text:span></text:p>
      <text:p text:style-name="Preformatted_20_Text"><text:span text:style-name="Source_20_Text"><text:s text:c="12"/>seller: msg.sender,</text:span></text:p>
      <text:p text:style-name="Preformatted_20_Text"><text:span text:style-name="Source_20_Text"><text:s text:c="12"/>price: price,</text:span></text:p>
      <text:p text:style-name="Preformatted_20_Text"><text:span text:style-name="Source_20_Text"><text:s text:c="12"/>amount: amount</text:span></text:p>
      <text:p text:style-name="Preformatted_20_Text"><text:span text:style-name="Source_20_Text"><text:s text:c="8"/>});</text:span></text:p>
      <text:p text:style-name="Preformatted_20_Text"/>
      <text:p text:style-name="Preformatted_20_Text"><text:span text:style-name="Source_20_Text"><text:s text:c="8"/>emit Listed(itemId, listingId, msg.sender, price, amount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--- Compra ---</text:span></text:p>
      <text:p text:style-name="Preformatted_20_Text"><text:span text:style-name="Source_20_Text"><text:s text:c="4"/>function buyItem(uint256 itemId, uint256 listingId) external nonReentrant whenNotPaused {</text:span></text:p>
      <text:p text:style-name="Preformatted_20_Text"><text:span text:style-name="Source_20_Text"><text:s text:c="8"/>Listing memory lst = listings[itemId][listingId];</text:span></text:p>
      <text:p text:style-name="Preformatted_20_Text"><text:span text:style-name="Source_20_Text"><text:s text:c="8"/>require(lst.seller != address(0), "Invalid listing");</text:span></text:p>
      <text:p text:style-name="Preformatted_20_Text"/>
      <text:p text:style-name="Preformatted_20_Text"><text:span text:style-name="Source_20_Text"><text:s text:c="8"/>uint256 totalPrice = lst.price;</text:span></text:p>
      <text:p text:style-name="Preformatted_20_Text"><text:span text:style-name="Source_20_Text"><text:s text:c="8"/>uint256 fee = (totalPrice * feeBasisPoints) / 10_000;</text:span></text:p>
      <text:p text:style-name="Preformatted_20_Text"><text:span text:style-name="Source_20_Text"><text:s text:c="8"/>uint256 sellerAmount = totalPrice - fee;</text:span></text:p>
      <text:p text:style-name="Preformatted_20_Text"/>
      <text:p text:style-name="Preformatted_20_Text"><text:span text:style-name="Source_20_Text"><text:s text:c="8"/>// Pagamento em SAPO</text:span></text:p>
      <text:p text:style-name="Preformatted_20_Text"><text:span text:style-name="Source_20_Text"><text:s text:c="8"/>require(sapoToken.transferFrom(msg.sender, treasury, fee), "Fee transfer failed");</text:span></text:p>
      <text:p text:style-name="Preformatted_20_Text"><text:span text:style-name="Source_20_Text"><text:s text:c="8"/>require(sapoToken.transferFrom(msg.sender, lst.seller, sellerAmount), "Payment transfer failed");</text:span></text:p>
      <text:p text:style-name="Preformatted_20_Text"/>
      <text:p text:style-name="Preformatted_20_Text"><text:span text:style-name="Source_20_Text"><text:s text:c="8"/>// Entrega do item</text:span></text:p>
      <text:p text:style-name="Preformatted_20_Text"><text:span text:style-name="Source_20_Text"><text:s text:c="8"/>sapoItems.safeTransferFrom(address(this), msg.sender, itemId, lst.amount, "");</text:span></text:p>
      <text:p text:style-name="Preformatted_20_Text"/>
      <text:p text:style-name="Preformatted_20_Text"><text:soft-page-break/><text:span text:style-name="Source_20_Text"><text:s text:c="8"/>// Remove listagem</text:span></text:p>
      <text:p text:style-name="Preformatted_20_Text"><text:span text:style-name="Source_20_Text"><text:s text:c="8"/>delete listings[itemId][listingId];</text:span></text:p>
      <text:p text:style-name="Preformatted_20_Text"/>
      <text:p text:style-name="Preformatted_20_Text"><text:span text:style-name="Source_20_Text"><text:s text:c="8"/>emit Purchased(itemId, listingId, msg.sender, totalPrice, fee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Implementação do ERC1155Receiver para permitir receber itens</text:span></text:p>
      <text:p text:style-name="Preformatted_20_Text"><text:span text:style-name="Source_20_Text"><text:s text:c="4"/>function onERC1155Received(</text:span></text:p>
      <text:p text:style-name="Preformatted_20_Text"><text:span text:style-name="Source_20_Text"><text:s text:c="8"/>address,</text:span></text:p>
      <text:p text:style-name="Preformatted_20_Text"><text:span text:style-name="Source_20_Text"><text:s text:c="8"/>address,</text:span></text:p>
      <text:p text:style-name="Preformatted_20_Text"><text:span text:style-name="Source_20_Text"><text:s text:c="8"/>uint256,</text:span></text:p>
      <text:p text:style-name="Preformatted_20_Text"><text:span text:style-name="Source_20_Text"><text:s text:c="8"/>uint256,</text:span></text:p>
      <text:p text:style-name="Preformatted_20_Text"><text:span text:style-name="Source_20_Text"><text:s text:c="8"/>bytes calldata</text:span></text:p>
      <text:p text:style-name="Preformatted_20_Text"><text:span text:style-name="Source_20_Text"><text:s text:c="4"/>) external pure returns (bytes4) {</text:span></text:p>
      <text:p text:style-name="Preformatted_20_Text"><text:span text:style-name="Source_20_Text"><text:s text:c="8"/>return this.onERC1155Received.selector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function onERC1155BatchReceived(</text:span></text:p>
      <text:p text:style-name="Preformatted_20_Text"><text:span text:style-name="Source_20_Text"><text:s text:c="8"/>address,</text:span></text:p>
      <text:p text:style-name="Preformatted_20_Text"><text:span text:style-name="Source_20_Text"><text:s text:c="8"/>address,</text:span></text:p>
      <text:p text:style-name="Preformatted_20_Text"><text:span text:style-name="Source_20_Text"><text:s text:c="8"/>uint256[] calldata,</text:span></text:p>
      <text:p text:style-name="Preformatted_20_Text"><text:span text:style-name="Source_20_Text"><text:s text:c="8"/>uint256[] calldata,</text:span></text:p>
      <text:p text:style-name="Preformatted_20_Text"><text:span text:style-name="Source_20_Text"><text:s text:c="8"/>bytes calldata</text:span></text:p>
      <text:p text:style-name="Preformatted_20_Text"><text:span text:style-name="Source_20_Text"><text:s text:c="4"/>) external pure returns (bytes4) {</text:span></text:p>
      <text:p text:style-name="Preformatted_20_Text"><text:span text:style-name="Source_20_Text"><text:s text:c="8"/>return this.onERC1155BatchReceived.selector;</text:span></text:p>
      <text:p text:style-name="Preformatted_20_Text"><text:span text:style-name="Source_20_Text"><text:s text:c="4"/>}</text:span></text:p>
      <text:p text:style-name="P6"><text:span text:style-name="Source_20_Text">}</text:span></text:p>
      <text:h text:style-name="Heading_20_3" text:outline-level="3"><text:span text:style-name="Strong_20_Emphasis">Características-chave</text:span></text:h>
      <text:list text:style-name="L11">
        <text:list-item>
          <text:p text:style-name="P14"><text:span text:style-name="Strong_20_Emphasis">Integração direta com Token SAPO e Itens</text:span>: evita risco de usar tokens não autorizados.</text:p>
        </text:list-item>
        <text:list-item>
          <text:p text:style-name="P14"><text:span text:style-name="Strong_20_Emphasis">Taxa automática</text:span>: enviada em cada venda direto para a carteira Tesouro.</text:p>
        </text:list-item>
        <text:list-item>
          <text:p text:style-name="P14"><text:span text:style-name="Strong_20_Emphasis">Pausável</text:span>: pode congelar mercado sem afetar contratos de token/itens.</text:p>
        </text:list-item>
        <text:list-item>
          <text:p text:style-name="P14"><text:span text:style-name="Strong_20_Emphasis">Sem retenção de fundos</text:span>: pagamentos e itens são liquidados no momento da transação.</text:p>
        </text:list-item>
      </text:list>
      <text:h text:style-name="Heading_20_3" text:outline-level="3"><text:span text:style-name="Strong_20_Emphasis">Parâmetros recomendados no deploy</text:span></text:h>
      <text:list text:style-name="L12">
        <text:list-item>
          <text:p text:style-name="P15"><text:span text:style-name="Strong_20_Emphasis">sapoToken_</text:span> = endereço do contrato ERC‑20 (Contrato 1)</text:p>
        </text:list-item>
        <text:list-item>
          <text:p text:style-name="P15"><text:span text:style-name="Strong_20_Emphasis">sapoItems_</text:span> = endereço do contrato ERC‑1155 (Contrato 2)</text:p>
        </text:list-item>
        <text:list-item>
          <text:p text:style-name="P15"><text:span text:style-name="Strong_20_Emphasis">treasuryOwner_</text:span> = endereço da cold wallet (pendrive)</text:p>
        </text:list-item>
        <text:list-item>
          <text:p text:style-name="P15"><text:span text:style-name="Strong_20_Emphasis">feeBps_</text:span> = ex.: <text:span text:style-name="Source_20_Text">250</text:span> (2,5%)</text:p>
        </text:list-item>
      </text:list>
      <text:p text:style-name="Text_20_body">📌 <text:span text:style-name="Strong_20_Emphasis">Com os três contratos</text:span>, você fecha um ecossistema seguro e modular:</text:p>
      <text:list text:style-name="L13">
        <text:list-item>
          <text:p text:style-name="P16"><text:span text:style-name="Strong_20_Emphasis">ERC‑20</text:span>: Moeda nativa SAPO.</text:p>
        </text:list-item>
        <text:list-item>
          <text:p text:style-name="P16"><text:span text:style-name="Strong_20_Emphasis">ERC‑1155</text:span>: Todos os itens do jogo.</text:p>
        </text:list-item>
        <text:list-item>
          <text:p text:style-name="P16"><text:span text:style-name="Strong_20_Emphasis">Marketplace</text:span>: Compra/venda segura com taxa automática para a Tesouraria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2T03:29:20.510444200</meta:creation-date>
    <dc:date>2025-08-22T03:36:01.933434000</dc:date>
    <meta:editing-duration>PT6M44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11" meta:paragraph-count="412" meta:word-count="2170" meta:character-count="17503" meta:non-whitespace-character-count="13987"/>
  </office:meta>
</office:document-meta>
</file>